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style:font-name="Times New Roman"/>
    </style:style>
    <style:style style:name="P2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fo:language="ru" fo:country="RU" officeooo:rsid="0020e295" officeooo:paragraph-rsid="0020e295"/>
    </style:style>
    <style:style style:name="P3" style:family="paragraph" style:parent-style-name="Standard">
      <style:text-properties style:font-name="Times New Roman" officeooo:paragraph-rsid="0020021a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20021a"/>
    </style:style>
    <style:style style:name="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paragraph-rsid="0020021a"/>
    </style:style>
    <style:style style:name="P6" style:family="paragraph" style:parent-style-name="Standard">
      <style:paragraph-properties fo:margin-top="0cm" fo:margin-bottom="0.212cm" style:contextual-spacing="false" fo:line-height="115%" fo:text-align="center" style:justify-single-word="false"/>
      <style:text-properties officeooo:paragraph-rsid="0020021a"/>
    </style:style>
    <style:style style:name="P7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officeooo:paragraph-rsid="0020021a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paragraph-rsid="0020021a" style:font-name-asian="Times New Roman1" style:font-name-complex="Times New Roman1" style:font-size-complex="14pt"/>
    </style:style>
    <style:style style:name="P9" style:family="paragraph" style:parent-style-name="Standard">
      <style:paragraph-properties fo:margin-top="0cm" fo:margin-bottom="0.212cm" style:contextual-spacing="false" fo:line-height="115%" fo:text-align="center" style:justify-single-word="false"/>
      <style:text-properties officeooo:paragraph-rsid="0020021a" style:font-name-asian="Times New Roman1" style:font-name-complex="Times New Roman1" style:font-size-complex="14pt"/>
    </style:style>
    <style:style style:name="P10" style:family="paragraph" style:parent-style-name="Standard">
      <style:paragraph-properties fo:margin-top="0cm" fo:margin-bottom="0.212cm" style:contextual-spacing="false" fo:line-height="115%" fo:text-align="end" style:justify-single-word="false"/>
      <style:text-properties officeooo:paragraph-rsid="0020021a" style:font-name-asian="Times New Roman1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officeooo:paragraph-rsid="0020021a" style:font-name-asian="Times New Roman1" style:font-name-complex="Times New Roman1" style:font-size-complex="14pt"/>
    </style:style>
    <style:style style:name="P1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officeooo:paragraph-rsid="0020021a"/>
    </style:style>
    <style:style style:name="P13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officeooo:rsid="0020e295" officeooo:paragraph-rsid="0020e295"/>
    </style:style>
    <style:style style:name="P14" style:family="paragraph" style:parent-style-name="Text_20_body" style:list-style-name="L1">
      <style:text-properties style:font-name="Times New Roman" officeooo:paragraph-rsid="001f0c14"/>
    </style:style>
    <style:style style:name="P15" style:family="paragraph" style:parent-style-name="Text_20_body">
      <loext:graphic-properties draw:fill="none"/>
      <style:paragraph-properties fo:margin-left="0cm" fo:margin-right="0cm" fo:text-indent="1.3cm" style:auto-text-indent="false" fo:background-color="transparent"/>
      <style:text-properties style:font-name="Times New Roman" officeooo:paragraph-rsid="001f0c14"/>
    </style:style>
    <style:style style:name="P16" style:family="paragraph" style:parent-style-name="Text_20_body">
      <loext:graphic-properties draw:fill="none"/>
      <style:paragraph-properties fo:margin-left="0cm" fo:margin-right="0cm" fo:text-indent="1.3cm" style:auto-text-indent="false" fo:background-color="transparent"/>
      <style:text-properties style:font-name="Times New Roman" officeooo:rsid="001f0c14" officeooo:paragraph-rsid="001f0c14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3cm" style:auto-text-indent="false" style:page-number="auto" fo:background-color="transparent"/>
      <style:text-properties style:font-name="Times New Roman" officeooo:rsid="0020021a" officeooo:paragraph-rsid="0020021a"/>
    </style:style>
    <style:style style:name="P18" style:family="paragraph" style:parent-style-name="Text_20_body">
      <style:text-properties style:font-name="Times New Roman"/>
    </style:style>
    <style:style style:name="P19" style:family="paragraph" style:parent-style-name="Title">
      <style:text-properties style:font-name="Times New Roman"/>
    </style:style>
    <style:style style:name="P20" style:family="paragraph" style:parent-style-name="Title">
      <style:paragraph-properties fo:text-align="justify" style:justify-single-word="false" fo:break-before="page"/>
      <style:text-properties style:font-name="Times New Roman" officeooo:rsid="0020021a" officeooo:paragraph-rsid="0020021a"/>
    </style:style>
    <style:style style:name="T1" style:family="text">
      <style:text-properties officeooo:rsid="001f0c14"/>
    </style:style>
    <style:style style:name="T2" style:family="text">
      <style:text-properties style:font-name-asian="Times New Roman1" style:font-name-complex="Times New Roman1" style:font-size-complex="14pt"/>
    </style:style>
    <style:style style:name="T3" style:family="text">
      <style:text-properties officeooo:rsid="0020021a" style:font-name-asian="Times New Roman1" style:font-name-complex="Times New Roman1" style:font-size-complex="14pt"/>
    </style:style>
    <style:style style:name="T4" style:family="text">
      <style:text-properties fo:language="en" fo:country="US" style:font-name-asian="Times New Roman1" style:font-name-complex="Times New Roman1" style:font-size-complex="14pt"/>
    </style:style>
    <style:style style:name="T5" style:family="text">
      <style:text-properties fo:language="en" fo:country="US" officeooo:rsid="0020021a" style:font-name-asian="Times New Roman1" style:font-name-complex="Times New Roman1" style:font-size-complex="14pt"/>
    </style:style>
    <style:style style:name="T6" style:family="text">
      <style:text-properties fo:language="en" fo:country="US" officeooo:rsid="0020e295" style:font-name-asian="Times New Roman1" style:font-name-complex="Times New Roman1" style:font-size-complex="14pt"/>
    </style:style>
    <style:style style:name="T7" style:family="text">
      <style:text-properties fo:language="ru" fo:country="RU" officeooo:rsid="0020021a" style:font-name-asian="Times New Roman1" style:font-name-complex="Times New Roman1" style:font-size-complex="14pt"/>
    </style:style>
    <style:style style:name="T8" style:family="text">
      <style:text-properties fo:language="ru" fo:country="RU" officeooo:rsid="0020e295" style:font-name-asian="Times New Roman1" style:font-name-complex="Times New Roman1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2"><text:span text:style-name="T2">Министерство науки и высшего образования Российской Федерации</text:span></text:p>
      <text:p text:style-name="P5" loext:marker-style-name="T2"><text:span text:style-name="T2">Федеральное государственное бюджетное образовательное</text:span></text:p>
      <text:p text:style-name="P4" loext:marker-style-name="T2"><text:span text:style-name="T2">учреждение высшего образования</text:span></text:p>
      <text:p text:style-name="P5" loext:marker-style-name="T2"><text:span text:style-name="T2">«Рязанский государственный радиотехнический университет</text:span></text:p>
      <text:p text:style-name="P5" loext:marker-style-name="T2"><text:span text:style-name="T2"><text:s/>им. В.Ф. Уткина»</text:span></text:p>
      <text:p text:style-name="P8" loext:marker-style-name="T2"/>
      <text:p text:style-name="P6" loext:marker-style-name="T2"><text:span text:style-name="T2">Кафедра ЭВМ</text:span></text:p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12" loext:marker-style-name="T2"><text:span text:style-name="T7">Практическая работа </text:span><text:span text:style-name="T3">№2-3. </text:span></text:p>
      <text:p text:style-name="P12" loext:marker-style-name="T2"><text:span text:style-name="T3">Разработка плана аналитических работ </text:span></text:p>
      <text:p text:style-name="P12" loext:marker-style-name="T2"><text:span text:style-name="T3"/></text:p>
      <text:p text:style-name="P6" loext:marker-style-name="T4"><text:span text:style-name="T4"/></text:p>
      <text:p text:style-name="P9" loext:marker-style-name="T2"/>
      <text:p text:style-name="P10" loext:marker-style-name="T2"/>
      <text:p text:style-name="P10" loext:marker-style-name="T2"/>
      <text:p text:style-name="P7" loext:marker-style-name="T2"><text:span text:style-name="T2">Выполнил:</text:span></text:p>
      <text:p text:style-name="P7" loext:marker-style-name="T2"><text:span text:style-name="T2">студент</text:span><text:span text:style-name="T6"> </text:span><text:span text:style-name="T8">группы 3840М</text:span></text:p>
      <text:p text:style-name="P13" loext:marker-style-name="T2"><text:span text:style-name="T2">Зотов С.С.</text:span></text:p>
      <text:p text:style-name="P11" loext:marker-style-name="T2"/>
      <text:p text:style-name="P8" loext:marker-style-name="T2"/>
      <text:p text:style-name="P8" loext:marker-style-name="T2"/>
      <text:p text:style-name="P7" loext:marker-style-name="T2"><text:span text:style-name="T2">Проверил:</text:span></text:p>
      <text:p text:style-name="P2" loext:marker-style-name="T4"><text:span text:style-name="T2">асс. Трушина Е. А.</text:span></text:p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6" loext:marker-style-name="T2"><text:span text:style-name="T2">Рязань, 2023</text:span></text:p>
      <text:p text:style-name="P3"/>
      <text:p text:style-name="P20">Цель работы:</text:p>
      <text:p text:style-name="P17">Требуется составить план аналитических работ для проектирования информационной системы и составить запросы заинтересованных лиц. </text:p>
      <text:p text:style-name="P19">План аналитических работ</text:p>
      <text:p text:style-name="P18"/>
      <text:list text:style-name="L1">
        <text:list-item>
          <text:p text:style-name="P14">Предварительный анализ</text:p>
        </text:list-item>
        <text:list-item>
          <text:p text:style-name="P14">Оценка текущего состояния и описание бизнес-объекта автоматизации</text:p>
        </text:list-item>
        <text:list-item>
          <text:p text:style-name="P14">Разработка концепции автоматизации</text:p>
        </text:list-item>
        <text:list-item>
          <text:p text:style-name="P14">Построение модели предметной области</text:p>
        </text:list-item>
        <text:list-item>
          <text:p text:style-name="P14">Разработка концептуальной модели информационной системы</text:p>
        </text:list-item>
        <text:list-item>
          <text:p text:style-name="P14">Моделирование функций информационной системы</text:p>
        </text:list-item>
        <text:list-item>
          <text:p text:style-name="P14">Построение логической модели системы </text:p>
        </text:list-item>
        <text:list-item>
          <text:p text:style-name="P14">Разработка требований </text:p>
        </text:list-item>
        <text:list-item>
          <text:p text:style-name="P14">Провер<text:span text:style-name="T1">ка</text:span> требований </text:p>
        </text:list-item>
      </text:list>
      <text:h text:style-name="P1" text:outline-level="2">1. Предварительный анализ </text:h>
      <text:p text:style-name="P15"><text:span text:style-name="T1">Лицами заинтересованными в разработке являются генеральный директор Иванов Иван Иванович, коммерческий директор Петров Петр Петрович, Руководитель аналитического отдела </text:span>Джон Тьюки, <text:span text:style-name="T1">аналитики Егоров Егор Егорович и Линина Лиана Леоновна, руководитель отдела сопровождения Курагендариус Админ Рутович.</text:span></text:p>
      <text:p text:style-name="P16">Ивану Ивановичу от системы нужны функции формирования визуализации данных, прогнозирование, наличие готовых отчётов. </text:p>
      <text:p text:style-name="P15">П<text:span text:style-name="T1">ё</text:span>тр<text:span text:style-name="T1">у</text:span> Петрович<text:span text:style-name="T1">у требуются возможность просмотра отчетов в разрезе времени или событий. Событиями могут быть праздники, акции или что-то иное. Создание диаграмм и сохранение их для презентаций. Должна быть возможность выбора вида диаграмм. Просмотр динамики роста цен на приобретаемые услуги и оборудование, затраты на электроэнергию и другие потребности. </text:span></text:p>
      <text:p text:style-name="P16">Джону Тьюки требуется хранить и иметь быстрый доступ к большому количеству различных данные для создания нестандартных аналитических отчетов. Сотрудникам аналитического отдела необходимо сохранять сделанные отчёт, редактировать и копировать их.</text:p>
      <text:p text:style-name="P16">Админу Рутовичу нужно иметь возможность просматривать состояние оборудования, рост хранимой информации, нагрузки сети, а так же прогнозирование для принятия решения по модернизации или привлечения сторонних поставщиков услуг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14:14:25.476000000</meta:creation-date>
    <dc:date>2023-10-13T17:09:23.448000000</dc:date>
    <meta:editing-duration>PT2H54M11S</meta:editing-duration>
    <meta:editing-cycles>5</meta:editing-cycles>
    <meta:generator>LibreOffice/7.6.2.1$Windows_X86_64 LibreOffice_project/56f7684011345957bbf33a7ee678afaf4d2ba333</meta:generator>
    <meta:print-date>2023-10-13T15:53:43.978000000</meta:print-date>
    <meta:document-statistic meta:table-count="0" meta:image-count="0" meta:object-count="0" meta:page-count="2" meta:paragraph-count="32" meta:word-count="257" meta:character-count="2152" meta:non-whitespace-character-count="1926"/>
  </office:meta>
</office:document-meta>
</file>